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ab904" style:font-name-asian="Nimbus Mono L"/>
    </style:style>
    <style:style style:name="P2" style:family="paragraph" style:parent-style-name="Standard">
      <style:text-properties style:font-name="Nimbus Mono L" officeooo:rsid="0014c351" officeooo:paragraph-rsid="000ab904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ab90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b934b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f50a6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01ccc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1d852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76a66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9088a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ab045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ae3c1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3a1fd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d8113" style:font-name-asian="Nimbus Mono L"/>
    </style:style>
    <style:style style:name="P14" style:family="paragraph" style:parent-style-name="Preformatted_20_Text">
      <style:text-properties style:font-name="Nimbus Mono L" officeooo:rsid="002d8113" officeooo:paragraph-rsid="002d8113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76a66" fo:background-color="#009933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b00f3"/>
    </style:style>
    <style:style style:name="T7" style:family="text">
      <style:text-properties officeooo:rsid="000a4e2c"/>
    </style:style>
    <style:style style:name="T8" style:family="text">
      <style:text-properties officeooo:rsid="000b934b"/>
    </style:style>
    <style:style style:name="T9" style:family="text">
      <style:text-properties officeooo:rsid="000f50a6"/>
    </style:style>
    <style:style style:name="T10" style:family="text">
      <style:text-properties officeooo:rsid="00176a66"/>
    </style:style>
    <style:style style:name="T11" style:family="text">
      <style:text-properties officeooo:rsid="0019088a"/>
    </style:style>
    <style:style style:name="T12" style:family="text">
      <style:text-properties officeooo:rsid="0019fc20"/>
    </style:style>
    <style:style style:name="T13" style:family="text">
      <style:text-properties officeooo:rsid="00232a1e"/>
    </style:style>
    <style:style style:name="T14" style:family="text">
      <style:text-properties officeooo:rsid="002d8113"/>
    </style:style>
    <style:style style:name="T15" style:family="text">
      <style:text-properties officeooo:rsid="0007e423"/>
    </style:style>
    <style:style style:name="T16" style:family="text">
      <style:text-properties officeooo:rsid="002f03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工商管理</text:p>
      <text:p text:style-name="P3"><text:tab/>导航下拉名_1:工商注册年检变更</text:p>
      <text:p text:style-name="P3"><text:tab/><text:tab/>导航名_1:<text:bookmark-start text:name="__DdeLink__1368_1114225884"/>工商注册<text:bookmark-end text:name="__DdeLink__1368_1114225884"/>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"/>字段名称_<text:span text:style-name="T2">1</text:span>:注册公司名称</text:p>
      <text:p text:style-name="P3"><text:tab/><text:tab/><text:tab/><text:tab/>字段名称_<text:span text:style-name="T2">2</text:span>:<text:bookmark-start text:name="__DdeLink__972_1826826792"/>注册号<text:bookmark-end text:name="__DdeLink__972_1826826792"/>/统一社会信用代码</text:p>
      <text:p text:style-name="P3"><text:tab/><text:tab/><text:tab/><text:tab/>字段名称_<text:span text:style-name="T3">3</text:span>:<text:bookmark-start text:name="__DdeLink__975_1826826792"/>经营<text:bookmark-end text:name="__DdeLink__975_1826826792"/>期限</text:p>
      <text:p text:style-name="P3"><text:tab/><text:tab/><text:tab/><text:tab/>字段名称_<text:span text:style-name="T3">4</text:span>:<text:bookmark-start text:name="__DdeLink__978_1826826792"/>注册<text:bookmark-end text:name="__DdeLink__978_1826826792"/>类型</text:p>
      <text:p text:style-name="P3"><text:tab/><text:tab/><text:tab/><text:tab/>字段名称_<text:span text:style-name="T4">5</text:span>:<text:bookmark-start text:name="__DdeLink__983_1826826792"/>注册<text:bookmark-end text:name="__DdeLink__983_1826826792"/>资本<text:tab/><text:tab/><text:tab/><text:tab/></text:p>
      <text:p text:style-name="P3"><text:tab/><text:tab/><text:tab/><text:tab/>字段名称_<text:span text:style-name="T4">6</text:span>:<text:bookmark-start text:name="__DdeLink__986_1826826792"/>经营<text:bookmark-end text:name="__DdeLink__986_1826826792"/>范围</text:p>
      <text:p text:style-name="P3"><text:tab/><text:tab/><text:tab/><text:tab/>字段名称_<text:span text:style-name="T4">7</text:span>:<text:bookmark-start text:name="__DdeLink__991_1826826792"/>法人<text:bookmark-end text:name="__DdeLink__991_1826826792"/></text:p>
      <text:p text:style-name="P3"><text:tab/><text:tab/><text:tab/><text:tab/>字段名称_<text:span text:style-name="T4">8</text:span>:<text:bookmark-start text:name="__DdeLink__994_1826826792"/>股东<text:bookmark-end text:name="__DdeLink__994_1826826792"/></text:p>
      <text:p text:style-name="P3"><text:tab/><text:tab/><text:tab/><text:tab/>字段名称_<text:span text:style-name="T4">9</text:span>:<text:bookmark-start text:name="__DdeLink__528_1993623062"/><text:bookmark-start text:name="__DdeLink__996_1826826792"/>股权<text:bookmark-end text:name="__DdeLink__528_1993623062"/><text:bookmark-end text:name="__DdeLink__996_1826826792"/>比例</text:p>
      <text:p text:style-name="P3"><text:tab/><text:tab/><text:tab/><text:tab/>字段名称_<text:span text:style-name="T5">10</text:span>:地址</text:p>
      <text:p text:style-name="P3"><text:tab/><text:tab/><text:tab/><text:tab/>字段名称_<text:span text:style-name="T5">11</text:span>:<text:bookmark-start text:name="__DdeLink__1370_1114225884"/>相关<text:bookmark-end text:name="__DdeLink__1370_1114225884"/>资料（名称）</text:p>
      <text:p text:style-name="P3"><text:tab/><text:tab/><text:tab/><text:tab/>字段名称_<text:span text:style-name="T5">12</text:span>:备注<text:bookmark-end text:name="__DdeLink__1277_581673998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text:tab/>功能名字_<text:span text:style-name="T6">2</text:span>:添加 <text:s/>功能类型:编辑 (有网格/树形/编辑可选)</text:p>
      <text:p text:style-name="P5"><text:tab/><text:tab/><text:tab/><text:tab/>字段名称_<text:span text:style-name="T2">1</text:span>:注册公司名称 <text:s text:c="2"/>标签类型:文本框 必填</text:p>
      <text:p text:style-name="P5"><text:tab/><text:tab/><text:tab/><text:tab/>字段名称_<text:span text:style-name="T2">2</text:span>:<text:bookmark-start text:name="__DdeLink__972_18268267922"/>注册号<text:bookmark-end text:name="__DdeLink__972_18268267922"/>/统一社会信用代码 <text:s/>标签类型<text:span text:style-name="T9">：文本框 必填</text:span></text:p>
      <text:p text:style-name="P5"><text:tab/><text:tab/><text:tab/><text:tab/>字段名称_<text:span text:style-name="T3">3</text:span>:<text:bookmark-start text:name="__DdeLink__975_18268267922"/>经营<text:bookmark-end text:name="__DdeLink__975_18268267922"/>期限 <text:s text:c="2"/>标签类型<text:span text:style-name="T9">：文本框 必填</text:span></text:p>
      <text:p text:style-name="P5"><text:tab/><text:tab/><text:tab/><text:tab/>字段名称_<text:span text:style-name="T3">4</text:span>:<text:bookmark-start text:name="__DdeLink__978_18268267922"/>注册<text:bookmark-end text:name="__DdeLink__978_18268267922"/>类型 <text:s text:c="2"/>标签类型<text:span text:style-name="T9">：文本框 必填</text:span></text:p>
      <text:p text:style-name="P5"><text:tab/><text:tab/><text:tab/><text:tab/>字段名称_<text:span text:style-name="T4">5</text:span>:<text:bookmark-start text:name="__DdeLink__983_18268267922"/>注册<text:bookmark-end text:name="__DdeLink__983_18268267922"/>资本<text:tab/> <text:s/>标签类型<text:span text:style-name="T9">：文本框 必填</text:span></text:p>
      <text:p text:style-name="P5"><text:tab/><text:tab/><text:tab/><text:tab/>字段名称_<text:span text:style-name="T4">6</text:span>:<text:bookmark-start text:name="__DdeLink__986_18268267922"/>经营<text:bookmark-end text:name="__DdeLink__986_18268267922"/>范围 <text:s text:c="2"/>标签类型<text:span text:style-name="T9">：文本框 必填</text:span></text:p>
      <text:p text:style-name="P5"><text:tab/><text:tab/><text:tab/><text:tab/>字段名称_<text:span text:style-name="T4">7</text:span>:<text:bookmark-start text:name="__DdeLink__991_18268267922"/>法人<text:bookmark-end text:name="__DdeLink__991_18268267922"/> <text:s text:c="5"/>标签类型：文本框 必填</text:p>
      <text:p text:style-name="P5"><text:tab/><text:tab/><text:tab/><text:tab/>字段名称_<text:span text:style-name="T4">8</text:span>:<text:bookmark-start text:name="__DdeLink__994_18268267922"/>股东<text:bookmark-end text:name="__DdeLink__994_18268267922"/> <text:s text:c="5"/>标签类型：文本框 必填</text:p>
      <text:p text:style-name="P5"><text:tab/><text:tab/><text:tab/><text:tab/>字段名称_<text:span text:style-name="T4">9</text:span>:<text:bookmark-start text:name="__DdeLink__528_19936230622"/><text:bookmark-start text:name="__DdeLink__996_18268267922"/>股权<text:bookmark-end text:name="__DdeLink__528_19936230622"/><text:bookmark-end text:name="__DdeLink__996_18268267922"/>比例 <text:s text:c="2"/>标签类型：文本框 必填</text:p>
      <text:p text:style-name="P5"><text:tab/><text:tab/><text:tab/><text:tab/>字段名称_<text:span text:style-name="T5">10</text:span>:地址 <text:s text:c="5"/>标签类型：文本框 必填</text:p>
      <text:p text:style-name="P5"><text:tab/><text:tab/><text:tab/><text:tab/>字段名称_<text:span text:style-name="T5">11</text:span>:<text:bookmark-start text:name="__DdeLink__1370_11142258841"/>相关<text:bookmark-end text:name="__DdeLink__1370_11142258841"/>资料（名称） <text:s/>标签类型：文本框 必填</text:p>
      <text:p text:style-name="P5"><text:tab/><text:tab/><text:tab/><text:tab/>字段名称_<text:span text:style-name="T5">12</text:span>:备注 <text:s text:c="11"/>标签类型：文本框</text:p>
      <text:p text:style-name="P5"/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6"><text:tab/><text:tab/><text:tab/><text:tab/>字段名称_<text:span text:style-name="T2">1</text:span>:注册公司名称 <text:s text:c="2"/>标签类型:文本框 必填</text:p>
      <text:p text:style-name="P6"><text:tab/><text:tab/><text:tab/><text:tab/>字段名称_<text:span text:style-name="T2">2</text:span>:<text:bookmark-start text:name="__DdeLink__972_182682679221"/>注册号<text:bookmark-end text:name="__DdeLink__972_182682679221"/>/统一社会信用代码 <text:s/>标签类型<text:span text:style-name="T9">：文本框 必填</text:span></text:p>
      <text:p text:style-name="P6"><text:tab/><text:tab/><text:tab/><text:tab/>字段名称_<text:span text:style-name="T3">3</text:span>:<text:bookmark-start text:name="__DdeLink__975_182682679221"/>经营<text:bookmark-end text:name="__DdeLink__975_182682679221"/>期限 <text:s text:c="2"/>标签类型<text:span text:style-name="T9">：文本框 必填</text:span></text:p>
      <text:p text:style-name="P6"><text:tab/><text:tab/><text:tab/><text:tab/>字段名称_<text:span text:style-name="T3">4</text:span>:<text:bookmark-start text:name="__DdeLink__978_182682679221"/>注册<text:bookmark-end text:name="__DdeLink__978_182682679221"/>类型 <text:s text:c="2"/>标签类型<text:span text:style-name="T9">：文本框 必填</text:span></text:p>
      <text:p text:style-name="P6"><text:tab/><text:tab/><text:tab/><text:tab/>字段名称_<text:span text:style-name="T4">5</text:span>:<text:bookmark-start text:name="__DdeLink__983_182682679221"/>注册<text:bookmark-end text:name="__DdeLink__983_182682679221"/>资本<text:tab/> <text:s/>标签类型<text:span text:style-name="T9">：文本框 必填</text:span></text:p>
      <text:p text:style-name="P6"><text:tab/><text:tab/><text:tab/><text:tab/>字段名称_<text:span text:style-name="T4">6</text:span>:<text:bookmark-start text:name="__DdeLink__986_182682679221"/>经营<text:bookmark-end text:name="__DdeLink__986_182682679221"/>范围 <text:s text:c="2"/>标签类型<text:span text:style-name="T9">：文本框 必填</text:span></text:p>
      <text:p text:style-name="P6"><text:tab/><text:tab/><text:tab/><text:tab/>字段名称_<text:span text:style-name="T4">7</text:span>:<text:bookmark-start text:name="__DdeLink__991_182682679221"/>法人<text:bookmark-end text:name="__DdeLink__991_182682679221"/> <text:s text:c="5"/>标签类型：文本框 必填</text:p>
      <text:p text:style-name="P6"><text:tab/><text:tab/><text:tab/><text:tab/>字段名称_<text:span text:style-name="T4">8</text:span>:<text:bookmark-start text:name="__DdeLink__994_182682679221"/>股东<text:bookmark-end text:name="__DdeLink__994_182682679221"/> <text:s text:c="5"/>标签类型：文本框 必填</text:p>
      <text:p text:style-name="P6"><text:tab/><text:tab/><text:tab/><text:tab/>字段名称_<text:span text:style-name="T4">9</text:span>:<text:bookmark-start text:name="__DdeLink__528_199362306221"/><text:bookmark-start text:name="__DdeLink__996_182682679221"/>股权<text:bookmark-end text:name="__DdeLink__528_199362306221"/><text:bookmark-end text:name="__DdeLink__996_182682679221"/>比例 <text:s text:c="2"/>标签类型：文本框 必填</text:p>
      <text:p text:style-name="P6"><text:tab/><text:tab/><text:tab/><text:tab/>字段名称_<text:span text:style-name="T5">10</text:span>:地址 <text:s text:c="5"/>标签类型：文本框 必填</text:p>
      <text:p text:style-name="P6"><text:tab/><text:tab/><text:tab/><text:tab/>字段名称_<text:span text:style-name="T5">11</text:span>:<text:bookmark-start text:name="__DdeLink__1370_111422588411"/>相关<text:bookmark-end text:name="__DdeLink__1370_111422588411"/>资料（名称） <text:s/>标签类型：文本框 必填</text:p>
      <text:p text:style-name="P6"><text:tab/><text:tab/><text:tab/><text:tab/>字段名称_<text:span text:style-name="T5">12</text:span>:备注 <text:s text:c="11"/>标签类型：文本框</text:p>
      <text:p text:style-name="P6"/>
      <text:p text:style-name="P4"><text:tab/><text:tab/><text:tab/>功能名字_<text:span text:style-name="T1">4</text:span>:删除 <text:s/>功能类型:</text:p>
      <text:p text:style-name="P4"><text:tab/><text:tab/><text:tab/>功能名字_<text:span text:style-name="T7">5</text:span>:上传附件 <text:s/>功能类型:</text:p>
      <text:p text:style-name="P7"><text:tab/><text:tab/><text:tab/><text:tab/>字段名称_<text:span text:style-name="T5">1</text:span>:<text:bookmark-start text:name="__DdeLink__1370_1114225884111"/>相关<text:bookmark-end text:name="__DdeLink__1370_1114225884111"/>资料（名称） <text:s/></text:p>
      <text:p text:style-name="P7"/>
      <text:p text:style-name="P4"><text:tab/><text:tab/><text:tab/>功能名字_<text:span text:style-name="T8">6</text:span>:下载 <text:s/>功能类型:</text:p>
      <text:p text:style-name="P8"><text:tab/><text:tab/><text:tab/><text:tab/>字段名称_<text:span text:style-name="T5">1</text:span>:<text:bookmark-start text:name="__DdeLink__1370_1114225884112"/>相关<text:bookmark-end text:name="__DdeLink__1370_1114225884112"/>资料（名称）</text:p>
      <text:p text:style-name="P8"><text:tab/></text:p>
      <text:p text:style-name="P8"><text:tab/><text:tab/>导航名_<text:span text:style-name="T10">2</text:span>:<text:bookmark-start text:name="__DdeLink__1368_11142258841"/>工商<text:bookmark-end text:name="__DdeLink__1368_11142258841"/>年检信息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1"/>字段名称_<text:span text:style-name="T2">1</text:span>:公司名称</text:p>
      <text:p text:style-name="P8"><text:tab/><text:tab/><text:tab/><text:tab/>字段名称_<text:span text:style-name="T2">2</text:span>:报告年份</text:p>
      <text:p text:style-name="P8"><text:tab/><text:tab/><text:tab/><text:tab/>字段名称_<text:span text:style-name="T3">3</text:span>:提交日期</text:p>
      <text:p text:style-name="P8"><text:soft-page-break/><text:tab/><text:tab/><text:tab/><text:tab/>字段名称_<text:span text:style-name="T3">4</text:span>:状态<text:span text:style-name="T13">(是否公示)</text:span></text:p>
      <text:p text:style-name="P8"><text:tab/><text:tab/><text:tab/><text:tab/>字段名称_<text:span text:style-name="T4">5</text:span>:<text:bookmark-start text:name="__DdeLink__983_18268267923"/>年报<text:bookmark-end text:name="__DdeLink__983_18268267923"/><text:tab/><text:tab/><text:tab/><text:tab/><text:bookmark-end text:name="__DdeLink__1277_5816739981"/></text:p>
      <text:p text:style-name="P8"><text:tab/><text:tab/><text:tab/><text:tab/></text:p>
      <text:p text:style-name="P8"><text:tab/><text:tab/><text:tab/><text:tab/><text:tab/><text:tab/><text:tab/></text:p>
      <text:p text:style-name="P8"><text:tab/><text:tab/><text:tab/>功能名字_<text:span text:style-name="T6">2</text:span>:添加 <text:s/>功能类型:编辑 (有网格/树形/编辑可选)</text:p>
      <text:p text:style-name="P8"><text:tab/><text:tab/><text:tab/><text:tab/>字段名称_<text:span text:style-name="T2">1</text:span>:公司名称 <text:s text:c="2"/>标签类型:文本框 必填</text:p>
      <text:p text:style-name="P8"><text:tab/><text:tab/><text:tab/><text:tab/>字段名称_<text:span text:style-name="T2">2</text:span>:报告年份 <text:s text:c="2"/>标签类型：日期框 必填</text:p>
      <text:p text:style-name="P8"><text:tab/><text:tab/><text:tab/><text:tab/>字段名称_<text:span text:style-name="T3">3</text:span>:提交日期 <text:s/>标签类型：日期框 必填</text:p>
      <text:p text:style-name="P12"><text:tab/><text:tab/><text:tab/><text:tab/>字段名称_<text:span text:style-name="T3">4</text:span>:状态<text:span text:style-name="T13">(是否公示)</text:span> <text:s text:c="4"/>标签类型:文本框 必填</text:p>
      <text:p text:style-name="P8"><text:tab/><text:tab/><text:tab/><text:tab/>字段名称_<text:span text:style-name="T4">5</text:span>:<text:bookmark-start text:name="__DdeLink__983_182682679231"/>年报<text:bookmark-end text:name="__DdeLink__983_182682679231"/><text:tab/> 标签类型:文本框 必填</text:p>
      <text:p text:style-name="P8"/>
      <text:p text:style-name="P8"><text:tab/><text:tab/><text:tab/><text:tab/></text:p>
      <text:p text:style-name="P8"><text:tab/><text:tab/><text:tab/>功能名字_<text:span text:style-name="T1">3</text:span>:编辑 <text:s/>功能类型:编辑 (有网格/树形/编辑可选)</text:p>
      <text:p text:style-name="P9"><text:tab/><text:tab/><text:tab/><text:tab/>字段名称_<text:span text:style-name="T2">1</text:span>:公司名称 <text:s text:c="2"/>标签类型:文本框 必填</text:p>
      <text:p text:style-name="P9"><text:tab/><text:tab/><text:tab/><text:tab/>字段名称_<text:span text:style-name="T2">2</text:span>:报告年份 <text:s text:c="2"/>标签类型：日期框 必填</text:p>
      <text:p text:style-name="P9"><text:tab/><text:tab/><text:tab/><text:tab/>字段名称_<text:span text:style-name="T3">3</text:span>:提交日期 <text:s/>标签类型：日期框 必填</text:p>
      <text:p text:style-name="P12"><text:tab/><text:tab/><text:tab/><text:tab/>字段名称_<text:span text:style-name="T3">4</text:span>:状态<text:span text:style-name="T13">(是否公示)</text:span> <text:s text:c="4"/>标签类型:文本框 必填</text:p>
      <text:p text:style-name="P9"><text:tab/><text:tab/><text:tab/><text:tab/>字段名称_<text:span text:style-name="T4">5</text:span>:<text:bookmark-start text:name="__DdeLink__983_1826826792311"/>年报<text:bookmark-end text:name="__DdeLink__983_1826826792311"/><text:tab/> 标签类型:文本框 必填</text:p>
      <text:p text:style-name="P8"/>
      <text:p text:style-name="P8"><text:tab/><text:tab/><text:tab/>功能名字_<text:span text:style-name="T1">4</text:span>:删除 <text:s/>功能类型:</text:p>
      <text:p text:style-name="P8"><text:tab/><text:tab/><text:tab/>功能名字_<text:span text:style-name="T7">5</text:span>:上传附件 <text:s/>功能类型:</text:p>
      <text:p text:style-name="P9"><text:tab/><text:tab/><text:tab/><text:tab/>字段名称_<text:span text:style-name="T11">1</text:span>:<text:bookmark-start text:name="__DdeLink__983_18268267923111"/>年报<text:bookmark-end text:name="__DdeLink__983_18268267923111"/><text:tab/></text:p>
      <text:p text:style-name="P8"/>
      <text:p text:style-name="P8"><text:tab/><text:tab/><text:tab/>功能名字_<text:span text:style-name="T8">6</text:span>:下载 <text:s/>功能类型:</text:p>
      <text:p text:style-name="P9"><text:tab/><text:tab/><text:tab/><text:tab/>字段名称_<text:span text:style-name="T11">1</text:span>:<text:bookmark-start text:name="__DdeLink__983_18268267923112"/>年报<text:bookmark-end text:name="__DdeLink__983_18268267923112"/><text:tab/></text:p>
      <text:p text:style-name="P8"><text:tab/></text:p>
      <text:p text:style-name="P8"><text:tab/><text:tab/>导航名_<text:span text:style-name="T12">3</text:span>:<text:bookmark-start text:name="__DdeLink__1368_11142258842"/>工商<text:bookmark-end text:name="__DdeLink__1368_11142258842"/>税务变更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2"/>字段名称_<text:span text:style-name="T2">1</text:span>:变更日期</text:p>
      <text:p text:style-name="P8"><text:tab/><text:tab/><text:tab/><text:tab/>字段名称_<text:span text:style-name="T2">2</text:span>:变更原因</text:p>
      <text:p text:style-name="P8"><text:tab/><text:tab/><text:tab/><text:tab/>字段名称_<text:span text:style-name="T3">3</text:span>:变更前内容</text:p>
      <text:p text:style-name="P8"><text:tab/><text:tab/><text:tab/><text:tab/>字段名称_<text:span text:style-name="T3">4</text:span>:<text:bookmark-start text:name="__DdeLink__632_1887009112"/>变更后内容<text:bookmark-end text:name="__DdeLink__632_1887009112"/></text:p>
      <text:p text:style-name="P8"><text:tab/><text:tab/><text:tab/><text:tab/>字段名称_<text:span text:style-name="T4">5</text:span>:负责经办人<text:tab/><text:tab/><text:tab/></text:p>
      <text:p text:style-name="P8"><text:tab/><text:tab/><text:tab/><text:tab/>字段名称_<text:span text:style-name="T4">6</text:span>:备注</text:p>
      <text:p text:style-name="P8"><text:tab/><text:tab/><text:tab/><text:tab/>字段名称_<text:span text:style-name="T4">7</text:span>:<text:bookmark-start text:name="__DdeLink__991_18268267924"/>变更<text:bookmark-end text:name="__DdeLink__991_18268267924"/>资料名称<text:bookmark-end text:name="__DdeLink__1277_5816739982"/></text:p>
      <text:p text:style-name="P8"><text:tab/><text:tab/><text:tab/><text:tab/></text:p>
      <text:p text:style-name="P8"><text:tab/><text:tab/><text:tab/><text:tab/><text:tab/><text:tab/><text:tab/></text:p>
      <text:p text:style-name="P8"><text:tab/><text:tab/><text:tab/>功能名字_<text:span text:style-name="T6">2</text:span>:添加 <text:s/>功能类型:编辑 (有网格/树形/编辑可选)</text:p>
      <text:p text:style-name="P10"><text:tab/><text:tab/><text:tab/><text:tab/>字段名称_<text:span text:style-name="T2">1</text:span>:变更日期 <text:s text:c="4"/>标签类型<text:span text:style-name="T9">：日期框 必填</text:span></text:p>
      <text:p text:style-name="P10"><text:tab/><text:tab/><text:tab/><text:tab/>字段名称_<text:span text:style-name="T2">2</text:span>:变更原因 <text:s text:c="4"/>标签类型<text:span text:style-name="T9">：文本框 必填</text:span></text:p>
      <text:p text:style-name="P10"><text:tab/><text:tab/><text:tab/><text:tab/>字段名称_<text:span text:style-name="T3">3</text:span>:变更前内容 <text:s text:c="3"/>标签类型<text:span text:style-name="T9">：文本框 必填</text:span></text:p>
      <text:p text:style-name="P10"><text:tab/><text:tab/><text:tab/><text:tab/>字段名称_<text:span text:style-name="T3">4</text:span>:变更后内容 <text:s text:c="3"/>标签类型<text:span text:style-name="T9">：文本框 必填</text:span></text:p>
      <text:p text:style-name="P10"><text:tab/><text:tab/><text:tab/><text:tab/>字段名称_<text:span text:style-name="T4">5</text:span>:负责经办人 <text:s text:c="3"/>标签类型<text:span text:style-name="T9">：文本框 必填</text:span><text:tab/><text:tab/></text:p>
      <text:p text:style-name="P10"><text:tab/><text:tab/><text:tab/><text:tab/>字段名称_<text:span text:style-name="T4">6</text:span>:备注 <text:s text:c="8"/>标签类型<text:span text:style-name="T9">：文本框 必填</text:span></text:p>
      <text:p text:style-name="P10"><text:tab/><text:tab/><text:tab/><text:tab/>字段名称_<text:span text:style-name="T4">7</text:span>:<text:bookmark-start text:name="__DdeLink__991_182682679241"/>变更<text:bookmark-end text:name="__DdeLink__991_182682679241"/>资料名称 <text:s text:c="2"/>标签类型<text:span text:style-name="T9">：文本框 必填</text:span></text:p>
      <text:p text:style-name="P8"><text:tab/><text:tab/><text:tab/><text:tab/></text:p>
      <text:p text:style-name="P8"><text:tab/><text:tab/><text:tab/>功能名字_<text:span text:style-name="T1">3</text:span>:编辑 <text:s/>功能类型:编辑 (有网格/树形/编辑可选)</text:p>
      <text:p text:style-name="P11"><text:tab/><text:tab/><text:tab/><text:tab/>字段名称_<text:span text:style-name="T2">1</text:span>:变更日期 <text:s text:c="4"/>标签类型<text:span text:style-name="T9">：日期框 必填</text:span></text:p>
      <text:p text:style-name="P11"><text:tab/><text:tab/><text:tab/><text:tab/>字段名称_<text:span text:style-name="T2">2</text:span>:变更原因 <text:s text:c="4"/>标签类型<text:span text:style-name="T9">：文本框 必填</text:span></text:p>
      <text:p text:style-name="P11"><text:tab/><text:tab/><text:tab/><text:tab/>字段名称_<text:span text:style-name="T3">3</text:span>:变更前内容 <text:s text:c="3"/>标签类型<text:span text:style-name="T9">：文本框 必填</text:span></text:p>
      <text:p text:style-name="P11"><text:tab/><text:tab/><text:tab/><text:tab/>字段名称_<text:span text:style-name="T3">4</text:span>:变更后内容 <text:s text:c="3"/>标签类型<text:span text:style-name="T9">：文本框 必填</text:span></text:p>
      <text:p text:style-name="P11"><text:tab/><text:tab/><text:tab/><text:tab/>字段名称_<text:span text:style-name="T4">5</text:span>:负责经办人 <text:s text:c="3"/>标签类型<text:span text:style-name="T9">：文本框 必填</text:span><text:tab/><text:tab/></text:p>
      <text:p text:style-name="P11"><text:tab/><text:tab/><text:tab/><text:tab/>字段名称_<text:span text:style-name="T4">6</text:span>:备注 <text:s text:c="8"/>标签类型<text:span text:style-name="T9">：文本框 必填</text:span></text:p>
      <text:p text:style-name="P11"><text:tab/><text:tab/><text:tab/><text:tab/>字段名称_<text:span text:style-name="T4">7</text:span>:<text:bookmark-start text:name="__DdeLink__991_1826826792411"/>变更<text:bookmark-end text:name="__DdeLink__991_1826826792411"/>资料名称 <text:s text:c="2"/>标签类型<text:span text:style-name="T9">：文本框 必填</text:span></text:p>
      <text:p text:style-name="P8"/>
      <text:p text:style-name="P8"><text:tab/><text:tab/><text:tab/>功能名字_<text:span text:style-name="T1">4</text:span>:删除 <text:s/>功能类型:</text:p>
      <text:p text:style-name="P8"><text:tab/><text:tab/><text:tab/>功能名字_<text:span text:style-name="T7">5</text:span>:上传附件 <text:s/>功能类型:</text:p>
      <text:p text:style-name="P8"><text:tab/><text:tab/><text:tab/><text:tab/>字段名称_<text:span text:style-name="T5">1</text:span>:<text:bookmark-start text:name="__DdeLink__1370_11142258841112"/>相关<text:bookmark-end text:name="__DdeLink__1370_11142258841112"/>资料（名称） <text:s/></text:p>
      <text:p text:style-name="P8"/>
      <text:p text:style-name="P8"><text:tab/><text:tab/><text:tab/>功能名字_<text:span text:style-name="T8">6</text:span>:下载 <text:s/>功能类型:</text:p>
      <text:p text:style-name="P8"><text:soft-page-break/><text:tab/><text:tab/><text:tab/><text:tab/>字段名称_<text:span text:style-name="T5">1</text:span>:<text:bookmark-start text:name="__DdeLink__1370_11142258841122"/>相关<text:bookmark-end text:name="__DdeLink__1370_11142258841122"/>资料（名称） <text:s/></text:p>
      <text:p text:style-name="P8"/>
      <text:p text:style-name="P8"/>
      <text:p text:style-name="P15"><text:span text:style-name="T16">6-27日</text:span>修改的地方:</text:p>
      <text:p text:style-name="P13"><text:tab/><text:span text:style-name="T14">1.</text:span>工商注册 <text:s text:c="2"/>上传附件,下载附件,查看附件,删除附件</text:p>
      <text:p text:style-name="P13"><text:tab/><text:span text:style-name="T14">2.工商年检信息 <text:s text:c="2"/></text:span>上传附件,下载附件,查看附件,删除附件</text:p>
      <text:p text:style-name="P14"><text:tab/>3.工商税务变更 <text:s text:c="2"/><text:span text:style-name="T15">上传附件,下载附件,查看附件,删除附件</text:span></text:p>
      <text:p text:style-name="P14"><text:tab/>4.权限设置界面,<text:span text:style-name="T15">下拉权限,导航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14:51.497155739</meta:creation-date>
    <dc:date>2017-06-27T17:35:10.703423780</dc:date>
    <meta:editing-duration>PT3H5M12S</meta:editing-duration>
    <meta:editing-cycles>24</meta:editing-cycles>
    <meta:generator>LibreOffice/5.1.6.2.0$Linux_X86_64 LibreOffice_project/10$Build-2</meta:generator>
    <meta:document-statistic meta:table-count="0" meta:image-count="0" meta:object-count="0" meta:page-count="3" meta:paragraph-count="118" meta:word-count="1737" meta:character-count="2703" meta:non-whitespace-character-count="1953"/>
  </office:meta>
</office:document-meta>
</file>